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obePDFAdapter.setKeyword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Adapter.AdobePDFAdapter( Metadata meta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Adapter.setPDF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Adapter.get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Adapter.setProduc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Adapter.getPDF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Adapter.getKey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